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51cm" svg:height="0.827cm" draw:transform="skewX (-0.000349065850398865) rotate (-1.55281943549936) translate (3.7489702758681cm 2.9714835654522cm)" svg:viewBox="0 0 5552 828" svg:d="M113 704c340 30 1675 108 2396 121 719 6 2638 1 3011-2 127 2-157-687-263-706-397-28-1560 18-2396 24-839 13-2443-67-2798-141-121-16-48 692 50 704z">
          <text:p/>
        </draw:path>
        <draw:path draw:style-name="gr2" draw:text-style-name="P1" draw:layer="layout" svg:width="5.237cm" svg:height="6.734cm" draw:transform="skewX (0.000349065850398856) rotate (0.0980875039620813) translate (2.04369805043509cm 2.4192373679437cm)" svg:viewBox="0 0 5238 6735" svg:d="M656 192c3776-768 4768 878 4555 2941-213 2064-1745 3819-5099 3580-189-9-150-800 206-794 2928 243 4120-1017 4257-2624 138-1608-715-3142-3971-2328-252 70-249-730 52-775z">
          <text:p/>
        </draw:path>
        <draw:path draw:style-name="gr1" draw:text-style-name="P1" draw:layer="layout" svg:width="0.902cm" svg:height="0.661cm" draw:transform="rotate (-2.15687788961459) translate (3.85979114539899cm 8.24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3.87464014322749cm 2.99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3906244787323cm 8.42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cm" draw:transform="skewX (0.00122173047639606) rotate (-2.15652882376419) translate (3.29870697154201cm 2.66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1.022cm" svg:height="2.299cm" draw:transform="rotate (-1.55299396842455) translate (4.93884755760309cm 5.1998657034254cm)" svg:viewBox="0 0 1023 2300" svg:d="M1022 2193c-57-185-105-406-149-765-45-359-69-915-62-1059 8-144-858-643-809-169 50 474 94 721 148 1184 55 464 37 452 77 737 41 286 824 167 795 72z">
          <text:p/>
        </draw:path>
        <draw:path draw:style-name="gr1" draw:text-style-name="P1" draw:layer="layout" svg:width="0.902cm" svg:height="0.661cm" draw:transform="rotate (-2.15687788961459) translate (5.18562447873198cm 5.357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33479114539869cm 5.603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18:39.677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